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</style:style>
    <style:style style:name="P3" style:family="paragraph" style:parent-style-name="Text_20_body">
      <style:paragraph-properties fo:line-height="200%"/>
      <style:text-properties officeooo:paragraph-rsid="0005d6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is format and style </text:p>
      <text:p text:style-name="P1">Contributions of co-authors</text:p>
      <text:p text:style-name="P3">Contributions of the student to each chapter must be explicitly stated. </text:p>
      <text:p text:style-name="P3">Contributions of any co-authors to each chapter must be explicitly stated.  </text:p>
      <text:p text:style-name="P1">Contribution to original knowledge</text:p>
      <text:p text:style-name="P1">A doctoral thesis must clearly state the elements of the thesis that are considered original scholarship and distinct contributions to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2:14.499761068</meta:creation-date>
    <meta:generator>LibreOffice/7.6.4.1$Linux_X86_64 LibreOffice_project/60$Build-1</meta:generator>
    <dc:date>2024-02-05T14:41:21.716213357</dc:date>
    <dc:creator>Dominique Caron</dc:creator>
    <meta:editing-duration>PT1M57S</meta:editing-duration>
    <meta:editing-cycles>2</meta:editing-cycles>
    <meta:document-statistic meta:table-count="0" meta:image-count="0" meta:object-count="0" meta:page-count="1" meta:paragraph-count="6" meta:word-count="54" meta:character-count="378" meta:non-whitespace-character-count="326"/>
  </office:meta>
</office:document-meta>
</file>